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2*"/>
    </style:style>
    <style:style style:name="Tabelle1.B" style:family="table-column">
      <style:table-column-properties style:column-width="8.493cm" style:rel-column-width="32743*"/>
    </style:style>
    <style:style style:name="Tabelle1.C" style:family="table-column">
      <style:table-column-properties style:column-width="4.246cm" style:rel-column-width="163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6cm" style:rel-column-width="16422*"/>
    </style:style>
    <style:style style:name="Tabelle2.B" style:family="table-column">
      <style:table-column-properties style:column-width="8.493cm" style:rel-column-width="32743*"/>
    </style:style>
    <style:style style:name="Tabelle2.C" style:family="table-column">
      <style:table-column-properties style:column-width="4.246cm" style:rel-column-width="1637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6cm" style:rel-column-width="16422*"/>
    </style:style>
    <style:style style:name="Tabelle3.B" style:family="table-column">
      <style:table-column-properties style:column-width="8.493cm" style:rel-column-width="32743*"/>
    </style:style>
    <style:style style:name="Tabelle3.C" style:family="table-column">
      <style:table-column-properties style:column-width="4.246cm" style:rel-column-width="1637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6cm" style:rel-column-width="16422*"/>
    </style:style>
    <style:style style:name="Tabelle4.B" style:family="table-column">
      <style:table-column-properties style:column-width="8.493cm" style:rel-column-width="32743*"/>
    </style:style>
    <style:style style:name="Tabelle4.C" style:family="table-column">
      <style:table-column-properties style:column-width="4.246cm" style:rel-column-width="1637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4.26cm" style:rel-column-width="16422*"/>
    </style:style>
    <style:style style:name="Tabelle5.B" style:family="table-column">
      <style:table-column-properties style:column-width="8.493cm" style:rel-column-width="32743*"/>
    </style:style>
    <style:style style:name="Tabelle5.C" style:family="table-column">
      <style:table-column-properties style:column-width="4.246cm" style:rel-column-width="16370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color="#000000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6" style:family="paragraph" style:parent-style-name="Heading_20_1">
      <style:paragraph-properties fo:margin-top="0cm" fo:margin-bottom="0cm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fo:background-color="#ffffcc" style:font-size-asian="10pt" style:font-size-complex="10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6" style:family="paragraph" style:parent-style-name="Heading_20_2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Heading_20_2">
      <style:paragraph-properties fo:margin-left="0cm" fo:margin-right="0cm" fo:margin-top="0.265cm" fo:margin-bottom="0.265cm" fo:orphans="2" fo:widows="2" fo:text-indent="0cm" style:auto-text-indent="false"/>
    </style:style>
    <style:style style:name="P18" style:family="paragraph" style:parent-style-name="Heading_20_2">
      <style:paragraph-properties fo:margin-left="0cm" fo:margin-right="0cm" fo:margin-top="0.265cm" fo:margin-bottom="0.265cm" fo:orphans="2" fo:widows="2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Heading_20_3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20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size-complex="10pt"/>
    </style:style>
    <style:style style:name="P21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size-complex="10pt"/>
    </style:style>
    <style:style style:name="P23" style:family="paragraph" style:parent-style-name="Text_20_body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/>
    </style:style>
    <style:style style:name="P26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0cm" fo:margin-right="0cm" fo:margin-top="0.423cm" fo:margin-bottom="0.423cm" fo:orphans="2" fo:widows="2" fo:text-indent="0cm" style:auto-text-indent="false" fo:padding-left="0.318cm" fo:padding-right="0cm" fo:padding-top="0cm" fo:padding-bottom="0cm" fo:border-left="0.088cm solid #4caf50" fo:border-right="none" fo:border-top="none" fo:border-bottom="none"/>
      <style:text-properties fo:font-variant="normal" fo:text-transform="none" fo:color="#a52a2a" style:font-name="Times New Roman" fo:font-size="10pt" fo:letter-spacing="normal" fo:font-style="normal" fo:font-weight="normal" fo:background-color="#ffffff" style:font-size-asian="10pt" style:font-size-complex="10pt"/>
    </style:style>
    <style:style style:name="P28" style:family="paragraph" style:parent-style-name="Text_20_body">
      <style:paragraph-properties fo:margin-left="0cm" fo:margin-right="0cm" fo:margin-top="0.423cm" fo:margin-bottom="0.423cm" fo:orphans="2" fo:widows="2" fo:text-indent="0cm" style:auto-text-indent="false" fo:padding-left="0.318cm" fo:padding-right="0.318cm" fo:padding-top="0.212cm" fo:padding-bottom="0.212cm" fo:border="0.002cm solid #cccccc"/>
      <style:text-properties fo:font-variant="normal" fo:text-transform="none" fo:color="#a52a2a" style:font-name="Times New Roman" fo:font-size="10pt" fo:letter-spacing="normal" fo:font-style="normal" fo:font-weight="normal" fo:background-color="#ffffff" style:font-size-asian="10pt" style:font-size-complex="10pt"/>
    </style:style>
    <style:style style:name="P29" style:family="paragraph" style:parent-style-name="Standard">
      <style:text-properties style:font-name="Times New Roman" fo:font-size="10pt" style:font-size-asian="10pt" style:font-size-complex="10pt"/>
    </style:style>
    <style:style style:name="P30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master-page-name="">
      <style:paragraph-properties style:page-number="auto" fo:break-before="page"/>
      <style:text-properties style:font-name="Times New Roman" fo:font-size="10pt" style:font-size-asian="10pt" style:font-size-complex="10pt"/>
    </style:style>
    <style:style style:name="P32" style:family="paragraph" style:parent-style-name="Text_20_body">
      <style:paragraph-properties fo:margin-top="0cm" fo:margin-bottom="0.423cm" fo:text-align="start" style:justify-single-word="false" fo:orphans="2" fo:widows="2" fo:padding="0cm" fo:border="none"/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style:text-blinking="false" fo:background-color="#ffffff" style:font-size-asian="10pt" style:font-size-complex="10pt"/>
    </style:style>
    <style:style style:name="P33" style:family="paragraph" style:parent-style-name="Text_20_body">
      <style:text-properties style:font-name="Times New Roman" fo:font-size="10pt" style:font-size-asian="10pt" style:font-size-complex="10pt"/>
    </style:style>
    <style:style style:name="P34" style:family="paragraph" style:parent-style-name="Text_20_body">
      <style:paragraph-properties fo:margin-top="0.423cm" fo:margin-bottom="0.423cm" fo:orphans="2" fo:widows="2" fo:padding-left="0.318cm" fo:padding-right="0cm" fo:padding-top="0cm" fo:padding-bottom="0cm" fo:border-left="0.088cm solid #4caf50" fo:border-right="none" fo:border-top="none" fo:border-bottom="none"/>
    </style:style>
    <style:style style:name="P35" style:family="paragraph" style:parent-style-name="Text_20_body">
      <style:paragraph-properties fo:margin-top="0.423cm" fo:margin-bottom="0.423cm" fo:orphans="2" fo:widows="2" fo:padding-left="0.318cm" fo:padding-right="0cm" fo:padding-top="0cm" fo:padding-bottom="0cm" fo:border-left="0.088cm solid #4caf50" fo:border-right="none" fo:border-top="none" fo:border-bottom="none"/>
      <style:text-properties style:font-name="Times New Roman" fo:font-size="10pt" style:font-size-asian="10pt" style:font-size-complex="10pt"/>
    </style:style>
    <style:style style:name="P36" style:family="paragraph" style:parent-style-name="Text_20_body">
      <style:paragraph-properties fo:margin-top="0.423cm" fo:margin-bottom="0.423cm" fo:orphans="2" fo:widows="2" fo:padding-left="0.318cm" fo:padding-right="0cm" fo:padding-top="0cm" fo:padding-bottom="0cm" fo:border-left="0.088cm solid #4caf50" fo:border-right="none" fo:border-top="none" fo:border-bottom="none"/>
      <style:text-properties fo:font-variant="normal" fo:text-transform="none" fo:color="#a52a2a" style:font-name="Times New Roman" fo:font-size="10pt" fo:letter-spacing="normal" fo:font-style="normal" fo:font-weight="normal" fo:background-color="#ffffff" style:font-size-asian="10pt" style:font-size-complex="10pt"/>
    </style:style>
    <style:style style:name="P37" style:family="paragraph" style:parent-style-name="Text_20_body">
      <style:paragraph-properties fo:margin-top="0.423cm" fo:margin-bottom="0.423cm" fo:orphans="2" fo:widows="2" fo:padding-left="0.318cm" fo:padding-right="0cm" fo:padding-top="0cm" fo:padding-bottom="0cm" fo:border-left="0.088cm solid #4caf50" fo:border-right="none" fo:border-top="none" fo:border-bottom="none"/>
      <style:text-properties fo:font-variant="normal" fo:text-transform="none" fo:color="#000000" style:font-name="Times New Roman" fo:font-size="10pt" fo:letter-spacing="normal" fo:font-style="normal" fo:font-weight="normal" fo:background-color="#ffffff" style:font-size-asian="10pt" style:font-size-complex="10pt"/>
    </style:style>
    <style:style style:name="P38" style:family="paragraph" style:parent-style-name="Text_20_body">
      <style:paragraph-properties fo:margin-top="0.529cm" fo:margin-bottom="0.529cm" fo:orphans="2" fo:widows="2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size-complex="10pt"/>
    </style:style>
    <style:style style:name="P39" style:family="paragraph" style:parent-style-name="Text_20_body" style:master-page-name="">
      <style:paragraph-properties fo:margin-top="0.42cm" fo:margin-bottom="0cm" fo:orphans="2" fo:widows="2" style:page-number="auto" fo:padding-left="0.318cm" fo:padding-right="0cm" fo:padding-top="0cm" fo:padding-bottom="0cm" fo:border-left="0.088cm solid #4caf50" fo:border-right="none" fo:border-top="none" fo:border-bottom="none"/>
      <style:text-properties fo:font-variant="normal" fo:text-transform="none" fo:color="#a52a2a" style:font-name="Times New Roman" fo:font-size="10pt" fo:letter-spacing="normal" fo:font-style="normal" fo:font-weight="normal" fo:background-color="#ffffff" style:font-size-asian="10pt" style:font-size-complex="10pt"/>
    </style:style>
    <style:style style:name="P40" style:family="paragraph" style:parent-style-name="Heading_20_2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41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a52a2a" style:font-name="Times New Roman" fo:font-size="10pt" fo:letter-spacing="normal" fo:font-style="normal" fo:font-weight="normal" fo:background-color="#f1f1f1" style:font-size-asian="10pt" style:font-weight-asian="bold" style:font-size-complex="10pt" style:font-weight-complex="bold"/>
    </style:style>
    <style:style style:name="P42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weight-asian="bold" style:font-size-complex="10pt" style:font-weight-complex="bold"/>
    </style:style>
    <style:style style:name="P43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7" style:family="paragraph" style:parent-style-name="Text_20_body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5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52" style:family="paragraph" style:parent-style-name="Text_20_body">
      <style:paragraph-properties fo:margin-top="0cm" fo:margin-bottom="0.423cm" fo:text-align="center" style:justify-single-word="false" fo:orphans="2" fo:widows="2" fo:padding="0cm" fo:border="none"/>
      <style:text-properties fo:font-variant="normal" fo:text-transform="none" fo:color="#ffffff" style:text-line-through-style="none" style:font-name="Times New Roman" fo:font-size="10pt" fo:letter-spacing="normal" fo:font-style="normal" style:text-underline-style="none" fo:font-weight="normal" style:text-blinking="false" fo:background-color="#4caf50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cd"/>
    </style:style>
    <style:style style:name="T3" style:family="text">
      <style:text-properties fo:color="#0000cd" fo:font-weight="normal"/>
    </style:style>
    <style:style style:name="T4" style:family="text">
      <style:text-properties fo:color="#ff0000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fo:background-color="#ffffff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/>
    </style:style>
    <style:style style:name="T9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normal" fo:background-color="#f1f1f1" style:font-size-asian="10pt" style:font-size-complex="10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style:font-size-asian="10pt" style:font-size-complex="10pt"/>
    </style:style>
    <style:style style:name="T12" style:family="text">
      <style:text-properties fo:font-variant="normal" fo:text-transform="none" fo:color="#000000" style:font-name="Times New Roman" fo:font-size="10pt" fo:letter-spacing="normal" fo:font-style="normal" fo:font-weight="normal" fo:background-color="#ffffff" style:font-size-asian="10pt" style:font-size-complex="10pt"/>
    </style:style>
    <style:style style:name="T13" style:family="text">
      <style:text-properties fo:font-variant="normal" fo:text-transform="none" fo:color="#000000" style:font-name="Times New Roman" fo:letter-spacing="normal" fo:font-style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dc143c" style:font-name="Times New Roman" fo:font-size="10pt" fo:letter-spacing="normal" fo:font-style="normal" fo:font-weight="normal" fo:background-color="#f1f1f1" style:font-size-asian="10pt" style:font-size-complex="10pt"/>
    </style:style>
    <style:style style:name="T16" style:family="text">
      <style:text-properties fo:font-variant="normal" fo:text-transform="none" fo:color="#a52a2a" fo:letter-spacing="normal" fo:font-style="normal" fo:font-weight="normal" fo:background-color="#ffffff"/>
    </style:style>
    <style:style style:name="T17" style:family="text">
      <style:text-properties fo:font-variant="normal" fo:text-transform="none" fo:color="#a52a2a" style:font-name="Times New Roman" fo:font-size="10pt" fo:letter-spacing="normal" fo:font-style="normal" fo:font-weight="normal" fo:background-color="#ffffff" style:font-size-asian="10pt" style:font-size-complex="10pt"/>
    </style:style>
    <style:style style:name="T18" style:family="text">
      <style:text-properties fo:font-variant="normal" fo:text-transform="none" fo:color="#ff0000" fo:letter-spacing="normal" fo:font-style="normal" fo:font-weight="normal" fo:background-color="#ffffff"/>
    </style:style>
    <style:style style:name="T19" style:family="text">
      <style:text-properties fo:font-variant="normal" fo:text-transform="none" fo:color="#ff0000" style:font-name="Times New Roman" fo:font-size="10pt" fo:letter-spacing="normal" fo:font-style="normal" fo:font-weight="normal" fo:background-color="#ffffff" style:font-size-asian="10pt" style:font-size-complex="10pt"/>
    </style:style>
    <style:style style:name="T20" style:family="text">
      <style:text-properties fo:font-variant="normal" fo:text-transform="none" fo:color="#0000cd" fo:letter-spacing="normal" fo:font-style="normal" fo:font-weight="normal" fo:background-color="#ffffff"/>
    </style:style>
    <style:style style:name="T21" style:family="text">
      <style:text-properties fo:font-variant="normal" fo:text-transform="none" fo:color="#0000cd" style:font-name="Times New Roman" fo:font-size="10pt" fo:letter-spacing="normal" fo:font-style="normal" fo:font-weight="normal" fo:background-color="#ffffff" style:font-size-asian="10pt" style:font-size-complex="10pt"/>
    </style:style>
    <style:style style:name="T22" style:family="text">
      <style:text-properties fo:color="#a52a2a"/>
    </style:style>
    <style:style style:name="T23" style:family="text">
      <style:text-properties fo:color="#a52a2a" fo:font-weight="normal"/>
    </style:style>
    <style:style style:name="T24" style:family="text">
      <style:text-properties fo:color="#008000"/>
    </style:style>
    <style:style style:name="T25" style:family="text">
      <style:text-properties fo:color="#eeeeee" fo:background-color="#eeeeee"/>
    </style:style>
    <style:style style:name="T26" style:family="text">
      <style:text-properties fo:color="#cc0066" fo:background-color="#eeeeee"/>
    </style:style>
    <style:style style:name="T27" style:family="text">
      <style:text-properties style:font-name="Times New Roman"/>
    </style:style>
    <style:style style:name="T28" style:family="text">
      <style:text-properties fo:font-weight="normal"/>
    </style:style>
    <style:style style:name="T29" style:family="text">
      <style:text-properties fo:font-weight="normal" style:font-size-asian="10pt" style:font-weight-asian="bold" style:font-size-complex="10pt" style:font-weight-complex="bold"/>
    </style:style>
    <style:style style:name="T30" style:family="text">
      <style:text-properties fo:color="#dc143c" style:font-name="Times New Roman" fo:font-weight="normal" fo:background-color="#f1f1f1"/>
    </style:style>
    <style:style style:name="T31" style:family="text">
      <style:text-properties fo:color="#dc143c" style:font-name="Times New Roman" fo:font-weight="normal" fo:background-color="#f1f1f1" style:font-size-asian="10pt" style:font-weight-asian="bold" style:font-size-complex="10pt" style:font-weight-complex="bold"/>
    </style:style>
    <style:style style:name="T32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background-color="#f1f1f1" style:background-transparency="0%" fo:padding-left="0.049cm" fo:padding-right="0.049cm" fo:padding-top="0cm" fo:padding-bottom="0cm" fo:border-left="0.002cm solid #000000" fo:border-right="0.002cm solid #000000" fo:border-top="none" fo:border-bottom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background-color="#f1f1f1" style:background-transparency="0%" fo:padding-left="0cm" fo:padding-right="0.049cm" fo:padding-top="0cm" fo:padding-bottom="0cm" fo:border-left="none" fo:border-right="0.002cm solid #000000" fo:border-top="none" fo:border-bottom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background-color="#f1f1f1" style:background-transparency="0%" fo:padding-left="0.212cm" fo:padding-right="0.212cm" fo:padding-top="0.049cm" fo:padding-bottom="0.049cm" fo:border="0.002cm solid #cccccc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9">Technikerschule Erlangen</text:p>
          </table:table-cell>
          <table:table-cell table:style-name="Tabelle1.A1" office:value-type="string">
            <text:p text:style-name="P29">Thema: <text:s/><text:span text:style-name="T6">Responsive Web Design - 1. Der Viewport</text:span></text:p>
          </table:table-cell>
          <table:table-cell table:style-name="Tabelle1.C1" office:value-type="string">
            <text:p text:style-name="P29">Datum:</text:p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C2" office:value-type="string">
            <text:p text:style-name="P29"/>
          </table:table-cell>
        </table:table-row>
      </table:table>
      <text:h text:style-name="P16" text:outline-level="2">Was ist der Viewport?</text:h>
      <text:p text:style-name="P10">Ist der Benutzer sichtbare Bereich der Webseite. </text:p>
      <text:p text:style-name="P10">Dieser variiert mit dem Device. </text:p>
      <text:p text:style-name="P10">Erster Ansatz – Webseite entsprechend verkleinern.</text:p>
      <text:p text:style-name="P10">Nicht perfekt – aber ein erster Ansatz!</text:p>
      <text:p text:style-name="P10"/>
      <text:h text:style-name="P16" text:outline-level="2">Setzen des Viewports</text:h>
      <text:p text:style-name="P14"><text:span text:style-name="T9">HTML5 hat eine Methode eingeführt wie der Viewport kontrolliert wird – einen </text:span><text:span text:style-name="Source_20_Text"><text:span text:style-name="T15">&lt;meta&gt;</text:span></text:span><text:span text:style-name="T9"> tag.</text:span></text:p>
      <text:p text:style-name="P14"><text:span text:style-name="T9">Man soll folgendes  </text:span><text:span text:style-name="Source_20_Text"><text:span text:style-name="T15">&lt;meta&gt;</text:span></text:span><text:span text:style-name="T9"> viewport Element in allen Webseiten einbauen:</text:span></text:p>
      <text:p text:style-name="P28"><text:span text:style-name="T2">&lt;</text:span>meta<text:span text:style-name="T4"> name</text:span><text:span text:style-name="T2">="viewport"</text:span><text:span text:style-name="T4"> content</text:span><text:span text:style-name="T2">="width=device-width, initial-scale=1.0"&gt;</text:span></text:p>
      <text:p text:style-name="P14"><text:span text:style-name="T9">Das  </text:span><text:span text:style-name="Source_20_Text"><text:span text:style-name="T15">&lt;meta&gt;</text:span></text:span><text:span text:style-name="T9"> viewport Element gibt dem Browser die Anweisung wie die Dimensionen der Webseite verkleinert werden. <text:s/></text:span></text:p>
      <text:p text:style-name="P14"><text:span text:style-name="T9">Der </text:span><text:span text:style-name="Source_20_Text"><text:span text:style-name="T15">width=device-width</text:span></text:span><text:span text:style-name="T9">  Teil läßt die Breite der Webseite den Ausmassen des Devices folgen. </text:span></text:p>
      <text:p text:style-name="P14"><text:span text:style-name="Source_20_Text"><text:span text:style-name="T10">Die </text:span></text:span><text:span text:style-name="Source_20_Text"><text:span text:style-name="T15">initial-scale=1.0</text:span></text:span><text:span text:style-name="T9"> Teil setzt der Initial Zoom Level wenn die Seite vom Browser <text:s/>zum ersten Mal geladen wird.</text:span></text:p>
      <text:p text:style-name="P10">Hier Beispiel ohne und mit viewport meta tag:</text:p>
      <text:p text:style-name="P10"/>
      <text:p text:style-name="P7"><text:a xlink:type="simple" xlink:href="https://www.w3schools.com/css/css_rwd_viewport.asp" text:style-name="Internet_20_link" text:visited-style-name="Visited_20_Internet_20_Link"><text:span text:style-name="T9">https://www.w3schools.com/css/css_rwd_viewport.asp</text:span></text:a></text:p>
      <text:h text:style-name="P26" text:outline-level="2">Dem Inhalt eine dem Viewport angepasste Größe geben</text:h>
      <text:p text:style-name="P10">Benutzer scrollen Webseiten <text:s/>vertikal auf Desktop und Mobile Device – aber nicht horizontal!</text:p>
      <text:p text:style-name="P10"/>
      <text:p text:style-name="P10">Weitere hilfreiche Regeln: </text:p>
      <text:p text:style-name="P7"><text:span text:style-name="Strong_20_Emphasis"><text:span text:style-name="T9">1. <text:s/>Keine fixen Breiten der Elemente verwenden. <text:s/>- Z.B. Image in einer Breite grösser als der Viewport.</text:span></text:span></text:p>
      <text:p text:style-name="P7"><text:span text:style-name="Strong_20_Emphasis"><text:span text:style-name="T9">2. Keine Viewport spezifischen Breiten verwenden.</text:span></text:span></text:p>
      <text:p text:style-name="P7"><text:span text:style-name="Strong_20_Emphasis"><text:span text:style-name="T9">3. Verwende CSS media Abfragen um verschiedene Styling für große und kleine Displays zu erzeugen. </text:span></text:span><text:span text:style-name="T9"> </text:span></text:p>
      <text:p text:style-name="P10"><text:s text:c="3"/>Stattdessen, verwende relative Breiten wie z.B. width: 100% </text:p>
      <text:p text:style-name="P10"><text:s text:c="3"/>Vorsichtig bei absoluten Positionierung. - Dies kann dazu führen, dass das Element nicht mehr in Viewport liegt. </text:p>
      <text:p text:style-name="P10"/>
      <text:p text:style-name="P29"/>
      <text:p text:style-name="P29"/>
      <text:p text:style-name="P3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9">Technikerschule Erlangen</text:p>
          </table:table-cell>
          <table:table-cell table:style-name="Tabelle2.A1" office:value-type="string">
            <text:p text:style-name="P30">Thema: <text:s/><text:span text:style-name="T5">Responsive Web Design - 2. Grid-View</text:span></text:p>
          </table:table-cell>
          <table:table-cell table:style-name="Tabelle2.C1" office:value-type="string">
            <text:p text:style-name="P29">Datum:</text:p>
          </table:table-cell>
        </table:table-row>
        <table:table-row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/>
          </table:table-cell>
          <table:table-cell table:style-name="Tabelle2.C2" office:value-type="string">
            <text:p text:style-name="P29"/>
          </table:table-cell>
        </table:table-row>
      </table:table>
      <text:h text:style-name="P16" text:outline-level="2">Was ist ein Grid-View – Gitter - Ansicht? <text:s/></text:h>
      <text:p text:style-name="P23">Viele Webseiten basieren auf einem Grid-View = Gitter Ansicht , das heißt die Seite wurde in Spalten unterteilt. </text:p>
      <text:p text:style-name="P8"><draw:frame draw:style-name="fr1" draw:name="Rahmen1" text:anchor-type="paragraph" svg:width="1.378cm" draw:z-index="0"><draw:text-box fo:min-height="3.261cm"><text:p text:style-name="Text_20_body"/></draw:text-box></draw:frame><draw:frame draw:style-name="fr2" draw:name="Rahmen2" text:anchor-type="paragraph" svg:width="1.376cm" draw:z-index="1"><draw:text-box fo:min-height="3.261cm"><text:p text:style-name="Text_20_body"/></draw:text-box></draw:frame><draw:frame draw:style-name="fr2" draw:name="Rahmen3" text:anchor-type="paragraph" svg:width="1.376cm" draw:z-index="2"><draw:text-box fo:min-height="3.261cm"><text:p text:style-name="Text_20_body"/></draw:text-box></draw:frame><draw:frame draw:style-name="fr2" draw:name="Rahmen4" text:anchor-type="paragraph" svg:width="1.378cm" draw:z-index="3"><draw:text-box fo:min-height="3.261cm"><text:p text:style-name="Text_20_body"/></draw:text-box></draw:frame><draw:frame draw:style-name="fr2" draw:name="Rahmen5" text:anchor-type="paragraph" svg:width="1.222cm" draw:z-index="4"><draw:text-box fo:min-height="3.209cm"><text:p text:style-name="Text_20_body"/></draw:text-box></draw:frame><draw:frame draw:style-name="fr2" draw:name="Rahmen6" text:anchor-type="paragraph" svg:width="1.378cm" draw:z-index="5"><draw:text-box fo:min-height="3.182cm"><text:p text:style-name="Text_20_body"/></draw:text-box></draw:frame><draw:frame draw:style-name="fr2" draw:name="Rahmen7" text:anchor-type="paragraph" svg:width="1.378cm" draw:z-index="6"><draw:text-box fo:min-height="3.182cm"><text:p text:style-name="Text_20_body"/></draw:text-box></draw:frame><draw:frame draw:style-name="fr2" draw:name="Rahmen8" text:anchor-type="paragraph" svg:width="1.378cm" draw:z-index="7"><draw:text-box fo:min-height="3.156cm"><text:p text:style-name="Text_20_body"/></draw:text-box></draw:frame><draw:frame draw:style-name="fr2" draw:name="Rahmen9" text:anchor-type="paragraph" svg:width="1.376cm" draw:z-index="8"><draw:text-box fo:min-height="3.182cm"><text:p text:style-name="Text_20_body"/></draw:text-box></draw:frame><draw:frame draw:style-name="fr2" draw:name="Rahmen10" text:anchor-type="paragraph" svg:width="1.376cm" draw:z-index="9"><draw:text-box fo:min-height="3.182cm"><text:p text:style-name="Text_20_body"/></draw:text-box></draw:frame><draw:frame draw:style-name="fr2" draw:name="Rahmen11" text:anchor-type="paragraph" svg:width="1.376cm" draw:z-index="10"><draw:text-box fo:min-height="3.156cm"><text:p text:style-name="Text_20_body"/></draw:text-box></draw:frame><draw:frame draw:style-name="fr2" draw:name="Rahmen12" text:anchor-type="paragraph" svg:width="1.376cm" draw:z-index="11"><draw:text-box fo:min-height="3.129cm"><text:p text:style-name="Text_20_body"/></draw:text-box></draw:frame></text:p>
      <text:p text:style-name="P11">Diese Unterteilung in Spalten ist sehr hilfreich für den Design der Webseite. Dies macht es einfacher Elemente zu plazieren. </text:p>
      <text:p text:style-name="P11">Responsive Grid-Views sind meistens in 12 Spalten unterteilt, mit einer Gesamtbreite von 100% und werden vergrösster oder verkleiner jenach Grösse des Browser Fensters. </text:p>
      <text:p text:style-name="P11"/>
      <text:p text:style-name="P9"><text:span text:style-name="T13">Beispiel für Grid-Views: </text:span><text:a xlink:type="simple" xlink:href="https://www.w3schools.com/css/tryresponsive_grid.htm" text:style-name="Internet_20_link" text:visited-style-name="Visited_20_Internet_20_Link"><text:span text:style-name="T27">https://www.w3schools.com/css/tryresponsive_grid.htm</text:span></text:a></text:p>
      <text:p text:style-name="P11"/>
      <text:p text:style-name="P13">Eine Responsive Grid-View erzeugen:</text:p>
      <text:p text:style-name="P14"><text:span text:style-name="T9">Sicherstellen, dass die HTML-Elemente die </text:span><text:span text:style-name="Source_20_Text"><text:span text:style-name="T15">box-sizing</text:span></text:span><text:span text:style-name="T9"> Eigenschaft auf <text:s/></text:span><text:span text:style-name="Source_20_Text"><text:span text:style-name="T15">border-box</text:span></text:span><text:span text:style-name="T9"> gesetzt haben. </text:span></text:p>
      <text:p text:style-name="P15">=&gt; Garantiert das padding und border in der Gesamtbreite und Höhe des Elements enthalten ist. </text:p>
      <text:p text:style-name="P10">Ergänze die folgenden Zeilen in CSS: </text:p>
      <text:p text:style-name="P28">* <text:span text:style-name="T1">{</text:span><text:span text:style-name="T4"><text:line-break/>    box-sizing</text:span><text:span text:style-name="T1">:</text:span><text:span text:style-name="T2"> border-box</text:span><text:span text:style-name="T1">;</text:span><text:span text:style-name="T4"><text:line-break/></text:span><text:span text:style-name="T1">}</text:span></text:p>
      <text:p text:style-name="P14"><text:span text:style-name="T9">Referenz zu </text:span><text:span text:style-name="Source_20_Text"><text:span text:style-name="T15">box-sizing</text:span></text:span><text:span text:style-name="T9"> Eigenschaft: </text:span><text:a xlink:type="simple" xlink:href="https://www.w3schools.com/css/css3_box-sizing.asp" text:style-name="Internet_20_link" text:visited-style-name="Visited_20_Internet_20_Link"><text:span text:style-name="T11">CSS3 Box Sizing</text:span></text:a><text:span text:style-name="T9"> </text:span></text:p>
      <text:p text:style-name="P10">The following example shows a simple responsive web page, with two columns:</text:p>
      <text:h text:style-name="P20" text:outline-level="3"><draw:frame draw:style-name="fr3" draw:name="Rahmen13" text:anchor-type="paragraph" svg:width="4.18cm" draw:z-index="12"><draw:text-box fo:min-height="1.852cm"><text:p text:style-name="P2">25%</text:p></draw:text-box></draw:frame><draw:frame draw:style-name="fr3" draw:name="Rahmen14" text:anchor-type="paragraph" svg:width="12.541cm" draw:z-index="13"><draw:text-box fo:min-height="1.852cm"><text:p text:style-name="P2">75%</text:p></draw:text-box></draw:frame></text:h>
      <text:p text:style-name="P22">Beispiel: </text:p>
      <text:p text:style-name="P35"><text:span text:style-name="T16">.menu </text:span><text:span text:style-name="T7">{</text:span><text:span text:style-name="T18"><text:line-break/>    width</text:span><text:span text:style-name="T7">:</text:span><text:span text:style-name="T20"> 25%</text:span><text:span text:style-name="T7">;</text:span><text:span text:style-name="T18"><text:line-break/>    float</text:span><text:span text:style-name="T7">:</text:span><text:span text:style-name="T20"> left</text:span><text:span text:style-name="T7">;</text:span><text:span text:style-name="T18"><text:line-break/></text:span><text:span text:style-name="T7">}</text:span><text:span text:style-name="T16"><text:line-break/>.main </text:span><text:span text:style-name="T7">{</text:span><text:span text:style-name="T18"><text:line-break/>    width</text:span><text:span text:style-name="T7">:</text:span><text:span text:style-name="T20"> 75%</text:span><text:span text:style-name="T7">;</text:span><text:span text:style-name="T18"><text:line-break/>    float</text:span><text:span text:style-name="T7">:</text:span><text:span text:style-name="T20"> left</text:span><text:span text:style-name="T7">;</text:span><text:span text:style-name="T18"><text:line-break/></text:span><text:span text:style-name="T7">}</text:span></text:p>
      <text:p text:style-name="P10">Dieses Beispiel enthält nur zwei Spalten. <text:s/></text:p>
      <text:p text:style-name="P10">Ausprobieren unter: https://www.w3schools.com/css/tryit.asp?filename=tryresponsive_webpage</text:p>
      <text:p text:style-name="P10"><text:soft-page-break/>Um eine Webseite mit 12 Spalten zu erzeugen, <text:s/>folgender Berechnung: 100% / 12 columns = 8.33%.</text:p>
      <text:p text:style-name="P14"><text:span text:style-name="T9">Für jede Spalte eine Klasse  </text:span><text:span text:style-name="Source_20_Text"><text:span text:style-name="T15">class="col-"</text:span></text:span><text:span text:style-name="T9"> und die Nummer der Spalte. </text:span></text:p>
      <text:h text:style-name="P20" text:outline-level="3">CSS:</text:h>
      <text:p text:style-name="P36">.col-1 <text:span text:style-name="T1">{</text:span><text:span text:style-name="T4">width</text:span><text:span text:style-name="T1">:</text:span><text:span text:style-name="T2"> 8.33%</text:span><text:span text:style-name="T1">;}</text:span><text:line-break/>.col-2 <text:span text:style-name="T1">{</text:span><text:span text:style-name="T4">width</text:span><text:span text:style-name="T1">:</text:span><text:span text:style-name="T2"> 16.66%</text:span><text:span text:style-name="T1">;}</text:span><text:line-break/>.col-3 <text:span text:style-name="T1">{</text:span><text:span text:style-name="T4">width</text:span><text:span text:style-name="T1">:</text:span><text:span text:style-name="T2"> 25%</text:span><text:span text:style-name="T1">;}</text:span><text:line-break/>.col-4 <text:span text:style-name="T1">{</text:span><text:span text:style-name="T4">width</text:span><text:span text:style-name="T1">:</text:span><text:span text:style-name="T2"> 33.33%</text:span><text:span text:style-name="T1">;}</text:span><text:line-break/>.col-5 <text:span text:style-name="T1">{</text:span><text:span text:style-name="T4">width</text:span><text:span text:style-name="T1">:</text:span><text:span text:style-name="T2"> 41.66%</text:span><text:span text:style-name="T1">;}</text:span><text:line-break/>.col-6 <text:span text:style-name="T1">{</text:span><text:span text:style-name="T4">width</text:span><text:span text:style-name="T1">:</text:span><text:span text:style-name="T2"> 50%</text:span><text:span text:style-name="T1">;}</text:span><text:line-break/>.col-7 <text:span text:style-name="T1">{</text:span><text:span text:style-name="T4">width</text:span><text:span text:style-name="T1">:</text:span><text:span text:style-name="T2"> 58.33%</text:span><text:span text:style-name="T1">;}</text:span><text:line-break/>.col-8 <text:span text:style-name="T1">{</text:span><text:span text:style-name="T4">width</text:span><text:span text:style-name="T1">:</text:span><text:span text:style-name="T2"> 66.66%</text:span><text:span text:style-name="T1">;}</text:span><text:line-break/>.col-9 <text:span text:style-name="T1">{</text:span><text:span text:style-name="T4">width</text:span><text:span text:style-name="T1">:</text:span><text:span text:style-name="T2"> 75%</text:span><text:span text:style-name="T1">;}</text:span><text:line-break/>.col-10 <text:span text:style-name="T1">{</text:span><text:span text:style-name="T4">width</text:span><text:span text:style-name="T1">:</text:span><text:span text:style-name="T2"> 83.33%</text:span><text:span text:style-name="T1">;}</text:span><text:line-break/>.col-11 <text:span text:style-name="T1">{</text:span><text:span text:style-name="T4">width</text:span><text:span text:style-name="T1">:</text:span><text:span text:style-name="T2"> 91.66%</text:span><text:span text:style-name="T1">;}</text:span><text:line-break/>.col-12 <text:span text:style-name="T1">{</text:span><text:span text:style-name="T4">width</text:span><text:span text:style-name="T1">:</text:span><text:span text:style-name="T2"> 100%</text:span><text:span text:style-name="T1">;}</text:span></text:p>
      <text:p text:style-name="P32">Alle Spalten fliessen nach links und haben padding von 15px. </text:p>
      <text:p text:style-name="P32">Probieren: <text:s/>https://www.w3schools.com/css/tryit.asp?filename=tryresponsive_cols</text:p>
      <text:h text:style-name="P20" text:outline-level="3">CSS:</text:h>
      <text:p text:style-name="P36">[class*="col-"] <text:span text:style-name="T1">{</text:span><text:span text:style-name="T4"><text:line-break/>    float</text:span><text:span text:style-name="T1">:</text:span><text:span text:style-name="T2"> left</text:span><text:span text:style-name="T1">;</text:span><text:span text:style-name="T4"><text:line-break/>    padding</text:span><text:span text:style-name="T1">:</text:span><text:span text:style-name="T2"> 15px</text:span><text:span text:style-name="T1">;</text:span><text:span text:style-name="T4"><text:line-break/>    border</text:span><text:span text:style-name="T1">:</text:span><text:span text:style-name="T2"> 1px solid red</text:span><text:span text:style-name="T1">;</text:span><text:span text:style-name="T4"><text:line-break/></text:span><text:span text:style-name="T1">}</text:span></text:p>
      <text:p text:style-name="P14"><text:span text:style-name="T9">Jede Zeile wird in ein </text:span><text:span text:style-name="Source_20_Text"><text:span text:style-name="T15">&lt;div&gt; </text:span></text:span><text:span text:style-name="T9">Element gepackt. Die Spalten in einer Zeile sollten immer in der Summe 12 ergeben. </text:span></text:p>
      <text:h text:style-name="P20" text:outline-level="3">HTML:</text:h>
      <text:p text:style-name="P37"><text:span text:style-name="T2">&lt;</text:span><text:span text:style-name="T22">div</text:span><text:span text:style-name="T4"> class</text:span><text:span text:style-name="T2">="row"&gt;</text:span><text:line-break/>  <text:span text:style-name="T2">&lt;</text:span><text:span text:style-name="T22">div</text:span><text:span text:style-name="T4"> class</text:span><text:span text:style-name="T2">="col-3"&gt;</text:span>...<text:span text:style-name="T2">&lt;</text:span><text:span text:style-name="T22">/div</text:span><text:span text:style-name="T2">&gt;</text:span> <text:span text:style-name="T24">&lt;!-- 25% --&gt;</text:span><text:line-break/>  <text:span text:style-name="T2">&lt;</text:span><text:span text:style-name="T22">div</text:span><text:span text:style-name="T4"> class</text:span><text:span text:style-name="T2">="col-9"&gt;</text:span>...<text:span text:style-name="T2">&lt;</text:span><text:span text:style-name="T22">/div</text:span><text:span text:style-name="T2">&gt;</text:span> <text:span text:style-name="T24">&lt;!-- 75% --&gt;</text:span><text:line-break/><text:span text:style-name="T2">&lt;</text:span><text:span text:style-name="T22">/div</text:span><text:span text:style-name="T2">&gt;</text:span></text:p>
      <text:p text:style-name="P10">Die Spalten fliessen, sind somit aus dem Webseiten Fluss genommen worden. Dieses Fliessen muss abgeschalten werden durch die Eigenschaft <text:span text:style-name="T26">clear.</text:span><text:span text:style-name="T25"> </text:span></text:p>
      <text:h text:style-name="P20" text:outline-level="3">CSS:</text:h>
      <text:p text:style-name="P36">.row::after <text:span text:style-name="T1">{</text:span><text:span text:style-name="T4"><text:line-break/>    content</text:span><text:span text:style-name="T1">:</text:span><text:span text:style-name="T2"> ""</text:span><text:span text:style-name="T1">;</text:span><text:span text:style-name="T4"><text:line-break/>    clear</text:span><text:span text:style-name="T1">:</text:span><text:span text:style-name="T2"> both</text:span><text:span text:style-name="T1">;</text:span><text:span text:style-name="T4"><text:line-break/>    display</text:span><text:span text:style-name="T1">:</text:span><text:span text:style-name="T2"> table</text:span><text:span text:style-name="T1">;</text:span><text:span text:style-name="T4"><text:line-break/></text:span><text:span text:style-name="T1">}</text:span></text:p>
      <text:p text:style-name="P12"/>
      <text:p text:style-name="P11">Beispiel zum Ausprobieren unter: https://www.w3schools.com/css/tryit.asp?filename=tryresponsive_styles</text:p>
      <text:p text:style-name="P3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9">Technikerschule Erlangen</text:p>
          </table:table-cell>
          <table:table-cell table:style-name="Tabelle3.A1" office:value-type="string">
            <text:p text:style-name="P30">Thema: <text:s/><text:span text:style-name="T5">Responsive Web Design - 3. Media Abfrage</text:span></text:p>
          </table:table-cell>
          <table:table-cell table:style-name="Tabelle3.C1" office:value-type="string">
            <text:p text:style-name="P29">Datum:</text:p>
          </table:table-cell>
        </table:table-row>
        <table:table-row>
          <table:table-cell table:style-name="Tabelle3.A2" office:value-type="string">
            <text:p text:style-name="P29"/>
          </table:table-cell>
          <table:table-cell table:style-name="Tabelle3.A2" office:value-type="string">
            <text:p text:style-name="P29"/>
          </table:table-cell>
          <table:table-cell table:style-name="Tabelle3.C2" office:value-type="string">
            <text:p text:style-name="P29"/>
          </table:table-cell>
        </table:table-row>
      </table:table>
      <text:p text:style-name="P13"/>
      <text:p text:style-name="P13">Was ist eine Media Abfrage?</text:p>
      <text:p text:style-name="P10">Media query <text:s/>- Media Abfragen wurden in CSS3 eingeführt.</text:p>
      <text:p text:style-name="P7"><text:span text:style-name="T9">Es verwendet die </text:span><text:span text:style-name="Source_20_Text"><text:span text:style-name="T15">@media</text:span></text:span><text:span text:style-name="T9"> Regel um einen Block von CSS Eigenschaften anzugeben, der nur ausgeführt wird, wenn die Bedingung wahr ist. <text:s/></text:span></text:p>
      <text:h text:style-name="P20" text:outline-level="3">Beispiel:</text:h>
      <text:p text:style-name="P38">Wenn das Browser Fenster kleiner als 500px ist, wird die Hintergrundfarbe auf lightblue gesetzt. </text:p>
      <text:p text:style-name="P35"><text:span text:style-name="T16">@media only screen and (max-width: 500px) </text:span><text:span text:style-name="T7">{</text:span><text:span text:style-name="T16"><text:line-break/>    body </text:span><text:span text:style-name="T7">{</text:span><text:span text:style-name="T18"><text:line-break/>        background-color</text:span><text:span text:style-name="T7">:</text:span><text:span text:style-name="T20"> lightblue</text:span><text:span text:style-name="T7">;</text:span><text:span text:style-name="T18"><text:line-break/>    </text:span><text:span text:style-name="T7">}</text:span><text:span text:style-name="T16"><text:line-break/></text:span><text:span text:style-name="T7">}</text:span></text:p>
      <text:p text:style-name="P33"><text:span text:style-name="T27">Ausprobieren unter: </text:span><text:a xlink:type="simple" xlink:href="https://www.w3schools.com/css/tryit.asp?filename=tryresponsive_mediaquery" text:style-name="Internet_20_link" text:visited-style-name="Visited_20_Internet_20_Link"><text:span text:style-name="T27">https://www.w3schools.com/css/tryit.asp?filename=tryresponsive_mediaquery</text:span></text:a></text:p>
      <text:p text:style-name="P43"/>
      <text:p text:style-name="P44">Breakpoints setzen</text:p>
      <text:p text:style-name="P10"/>
      <text:p text:style-name="P10">Breakpoints sind Bruchstellen, wo das Verhalten vor und hinter der Bruchstelle anders ist. </text:p>
      <text:h text:style-name="P19" text:outline-level="3">Beispiel:</text:h>
      <text:p text:style-name="P10">Wenn das Browser Fenster kleiner als 768px ist, wird jede Spalte 100% breit. </text:p>
      <text:p text:style-name="P27"><text:span text:style-name="T24">/* For desktop: */</text:span><text:line-break/>.col-1 <text:span text:style-name="T1">{</text:span><text:span text:style-name="T4">width</text:span><text:span text:style-name="T1">:</text:span><text:span text:style-name="T2"> 8.33%</text:span><text:span text:style-name="T1">;}</text:span><text:line-break/>.col-2 <text:span text:style-name="T1">{</text:span><text:span text:style-name="T4">width</text:span><text:span text:style-name="T1">:</text:span><text:span text:style-name="T2"> 16.66%</text:span><text:span text:style-name="T1">;}</text:span><text:line-break/>.col-3 <text:span text:style-name="T1">{</text:span><text:span text:style-name="T4">width</text:span><text:span text:style-name="T1">:</text:span><text:span text:style-name="T2"> 25%</text:span><text:span text:style-name="T1">;}</text:span><text:line-break/>.col-4 <text:span text:style-name="T1">{</text:span><text:span text:style-name="T4">width</text:span><text:span text:style-name="T1">:</text:span><text:span text:style-name="T2"> 33.33%</text:span><text:span text:style-name="T1">;}</text:span><text:line-break/>.col-5 <text:span text:style-name="T1">{</text:span><text:span text:style-name="T4">width</text:span><text:span text:style-name="T1">:</text:span><text:span text:style-name="T2"> 41.66%</text:span><text:span text:style-name="T1">;}</text:span><text:line-break/>.col-6 <text:span text:style-name="T1">{</text:span><text:span text:style-name="T4">width</text:span><text:span text:style-name="T1">:</text:span><text:span text:style-name="T2"> 50%</text:span><text:span text:style-name="T1">;}</text:span><text:line-break/>.col-7 <text:span text:style-name="T1">{</text:span><text:span text:style-name="T4">width</text:span><text:span text:style-name="T1">:</text:span><text:span text:style-name="T2"> 58.33%</text:span><text:span text:style-name="T1">;}</text:span><text:line-break/>.col-8 <text:span text:style-name="T1">{</text:span><text:span text:style-name="T4">width</text:span><text:span text:style-name="T1">:</text:span><text:span text:style-name="T2"> 66.66%</text:span><text:span text:style-name="T1">;}</text:span><text:line-break/>.col-9 <text:span text:style-name="T1">{</text:span><text:span text:style-name="T4">width</text:span><text:span text:style-name="T1">:</text:span><text:span text:style-name="T2"> 75%</text:span><text:span text:style-name="T1">;}</text:span><text:line-break/>.col-10 <text:span text:style-name="T1">{</text:span><text:span text:style-name="T4">width</text:span><text:span text:style-name="T1">:</text:span><text:span text:style-name="T2"> 83.33%</text:span><text:span text:style-name="T1">;}</text:span><text:line-break/>.col-11 <text:span text:style-name="T1">{</text:span><text:span text:style-name="T4">width</text:span><text:span text:style-name="T1">:</text:span><text:span text:style-name="T2"> 91.66%</text:span><text:span text:style-name="T1">;}</text:span><text:line-break/>.col-12 <text:span text:style-name="T1">{</text:span><text:span text:style-name="T4">width</text:span><text:span text:style-name="T1">:</text:span><text:span text:style-name="T2"> 100%</text:span><text:span text:style-name="T1">;}</text:span><text:line-break/><text:line-break/>@media only screen and (max-width: 768px) <text:span text:style-name="T1">{</text:span><text:line-break/>    <text:span text:style-name="T24">/* For mobile phones: */</text:span><text:line-break/>    [class*="col-"] <text:span text:style-name="T1">{</text:span><text:span text:style-name="T4"><text:line-break/>        width</text:span><text:span text:style-name="T1">:</text:span><text:span text:style-name="T2"> 100%</text:span><text:span text:style-name="T1">;</text:span><text:span text:style-name="T4"><text:line-break/>    </text:span><text:span text:style-name="T1">}</text:span><text:line-break/><text:span text:style-name="T1">}</text:span></text:p>
      <text:p text:style-name="P24">Ausprobieren unter: <text:a xlink:type="simple" xlink:href="https://www.w3schools.com/css/tryit.asp?filename=tryresponsive_breakpoints" text:style-name="Internet_20_link" text:visited-style-name="Visited_20_Internet_20_Link"><text:span text:style-name="T28">https://www.w3schools.com/css/tryit.asp?filename=tryresponsive_breakpoints</text:span></text:a></text:p>
      <text:p text:style-name="P45"/>
      <text:h text:style-name="P16" text:outline-level="2"><text:soft-page-break/>Zuerst für Mobile designen</text:h>
      <text:p text:style-name="P10">Dieses ermöglicht ein schnelleres Laden auf kleinen Devices.</text:p>
      <text:p text:style-name="P10">Anstatt den Style für Devices kleiner als 768px anzupassen, sollten wir den Design für grössere Devices verändern. <text:s/></text:p>
      <text:h text:style-name="P19" text:outline-level="3">Beispiel: </text:h>
      <text:p text:style-name="P27"><text:span text:style-name="T24">/* For mobile phones: */</text:span><text:line-break/>[class*="col-"] <text:span text:style-name="T1">{</text:span><text:span text:style-name="T4"><text:line-break/>    width</text:span><text:span text:style-name="T1">:</text:span><text:span text:style-name="T2"> 100%</text:span><text:span text:style-name="T1">;</text:span><text:span text:style-name="T4"><text:line-break/></text:span><text:span text:style-name="T1">}</text:span><text:line-break/>@media only screen and (min-width: 768px) <text:span text:style-name="T1">{</text:span><text:line-break/>    <text:span text:style-name="T24">/* For desktop: */</text:span><text:line-break/>    .col-1 <text:span text:style-name="T1">{</text:span><text:span text:style-name="T4">width</text:span><text:span text:style-name="T1">:</text:span><text:span text:style-name="T2"> 8.33%</text:span><text:span text:style-name="T1">;}</text:span><text:line-break/>    .col-2 <text:span text:style-name="T1">{</text:span><text:span text:style-name="T4">width</text:span><text:span text:style-name="T1">:</text:span><text:span text:style-name="T2"> 16.66%</text:span><text:span text:style-name="T1">;}</text:span><text:line-break/>    .col-3 <text:span text:style-name="T1">{</text:span><text:span text:style-name="T4">width</text:span><text:span text:style-name="T1">:</text:span><text:span text:style-name="T2"> 25%</text:span><text:span text:style-name="T1">;}</text:span><text:line-break/>    .col-4 <text:span text:style-name="T1">{</text:span><text:span text:style-name="T4">width</text:span><text:span text:style-name="T1">:</text:span><text:span text:style-name="T2"> 33.33%</text:span><text:span text:style-name="T1">;}</text:span><text:line-break/>    .col-5 <text:span text:style-name="T1">{</text:span><text:span text:style-name="T4">width</text:span><text:span text:style-name="T1">:</text:span><text:span text:style-name="T2"> 41.66%</text:span><text:span text:style-name="T1">;}</text:span><text:line-break/>    .col-6 <text:span text:style-name="T1">{</text:span><text:span text:style-name="T4">width</text:span><text:span text:style-name="T1">:</text:span><text:span text:style-name="T2"> 50%</text:span><text:span text:style-name="T1">;}</text:span><text:line-break/>    .col-7 <text:span text:style-name="T1">{</text:span><text:span text:style-name="T4">width</text:span><text:span text:style-name="T1">:</text:span><text:span text:style-name="T2"> 58.33%</text:span><text:span text:style-name="T1">;}</text:span><text:line-break/>    .col-8 <text:span text:style-name="T1">{</text:span><text:span text:style-name="T4">width</text:span><text:span text:style-name="T1">:</text:span><text:span text:style-name="T2"> 66.66%</text:span><text:span text:style-name="T1">;}</text:span><text:line-break/>    .col-9 <text:span text:style-name="T1">{</text:span><text:span text:style-name="T4">width</text:span><text:span text:style-name="T1">:</text:span><text:span text:style-name="T2"> 75%</text:span><text:span text:style-name="T1">;}</text:span><text:line-break/>    .col-10 <text:span text:style-name="T1">{</text:span><text:span text:style-name="T4">width</text:span><text:span text:style-name="T1">:</text:span><text:span text:style-name="T2"> 83.33%</text:span><text:span text:style-name="T1">;}</text:span><text:line-break/>    .col-11 <text:span text:style-name="T1">{</text:span><text:span text:style-name="T4">width</text:span><text:span text:style-name="T1">:</text:span><text:span text:style-name="T2"> 91.66%</text:span><text:span text:style-name="T1">;}</text:span><text:line-break/>    .col-12 <text:span text:style-name="T1">{</text:span><text:span text:style-name="T4">width</text:span><text:span text:style-name="T1">:</text:span><text:span text:style-name="T2"> 100%</text:span><text:span text:style-name="T1">;}</text:span><text:line-break/><text:span text:style-name="T1">}</text:span></text:p>
      <text:p text:style-name="P24"><text:span text:style-name="T28">Ausprobieren unter: </text:span><text:a xlink:type="simple" xlink:href="https://www.w3schools.com/css/tryit.asp?filename=tryresponsive_mobilefirst" text:style-name="Internet_20_link" text:visited-style-name="Visited_20_Internet_20_Link"><text:span text:style-name="T28">https://www.w3schools.com/css/tryit.asp?filename=tryresponsive_mobilefirst</text:span></text:a></text:p>
      <text:p text:style-name="P45"/>
      <text:p text:style-name="P3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9">Technikerschule Erlangen</text:p>
          </table:table-cell>
          <table:table-cell table:style-name="Tabelle4.A1" office:value-type="string">
            <text:p text:style-name="P30">Thema: <text:s/><text:span text:style-name="T5">Responsive Web Design - 4. Images und Videos</text:span></text:p>
          </table:table-cell>
          <table:table-cell table:style-name="Tabelle4.C1" office:value-type="string">
            <text:p text:style-name="P29">Datum:</text:p>
          </table:table-cell>
        </table:table-row>
        <table:table-row>
          <table:table-cell table:style-name="Tabelle4.A2" office:value-type="string">
            <text:p text:style-name="P29"/>
          </table:table-cell>
          <table:table-cell table:style-name="Tabelle4.A2" office:value-type="string">
            <text:p text:style-name="P29"/>
          </table:table-cell>
          <table:table-cell table:style-name="Tabelle4.C2" office:value-type="string">
            <text:p text:style-name="P29"/>
          </table:table-cell>
        </table:table-row>
      </table:table>
      <text:h text:style-name="P16" text:outline-level="2">Die width Eigenschaft verwenden</text:h>
      <text:p text:style-name="P14"><text:span text:style-name="T9">Mit der Eigenschaft  </text:span><text:span text:style-name="Source_20_Text"><text:span text:style-name="T15">width</text:span></text:span><text:span text:style-name="T9"> auf 100% ist das Bild responsive und wird entsprechend vergrößert bzw. verkleinert:</text:span></text:p>
      <text:h text:style-name="P20" text:outline-level="3">Beispiel:</text:h>
      <text:p text:style-name="P34"><text:span text:style-name="T17">img </text:span><text:span text:style-name="T12">{</text:span><text:span text:style-name="T19"><text:line-break/>    width</text:span><text:span text:style-name="T12">:</text:span><text:span text:style-name="T21"> 100%</text:span><text:span text:style-name="T12">;</text:span><text:span text:style-name="T19"><text:line-break/>    height</text:span><text:span text:style-name="T12">:</text:span><text:span text:style-name="T21"> auto</text:span><text:span text:style-name="T12">;</text:span><text:span text:style-name="T19"><text:line-break/></text:span><text:span text:style-name="T12">}</text:span></text:p>
      <text:p text:style-name="P14"><text:span text:style-name="T9">Ausprobieren unter: </text:span><text:a xlink:type="simple" xlink:href="https://www.w3schools.com/css/tryit.asp?filename=tryresponsive_image" text:style-name="Internet_20_link" text:visited-style-name="Visited_20_Internet_20_Link">https://www.w3schools.com/css/tryit.asp?filename=tryresponsive_image</text:a></text:p>
      <text:p text:style-name="P15">Beachte: Das Bild kann auch grösser als die Orginalgrösse angezeigt werden.</text:p>
      <text:h text:style-name="P16" text:outline-level="2">Die max-width Eigenschaft verwenden</text:h>
      <text:p text:style-name="P14"><text:span text:style-name="T9">Mit der Eigenschaft </text:span><text:span text:style-name="Source_20_Text"><text:span text:style-name="T15">max-width</text:span></text:span><text:span text:style-name="T9"> auf 100%, wird das Bild verkleinert, aber nicht vergrössert über die Orginalgrösse hinaus. </text:span></text:p>
      <text:h text:style-name="P20" text:outline-level="3">Beispiel:</text:h>
      <text:p text:style-name="P34"><text:span text:style-name="T17">img </text:span><text:span text:style-name="T12">{</text:span><text:span text:style-name="T19"><text:line-break/>    max-width</text:span><text:span text:style-name="T12">:</text:span><text:span text:style-name="T21"> 100%</text:span><text:span text:style-name="T12">;</text:span><text:span text:style-name="T19"><text:line-break/>    height</text:span><text:span text:style-name="T12">:</text:span><text:span text:style-name="T21"> auto</text:span><text:span text:style-name="T12">;</text:span><text:span text:style-name="T19"><text:line-break/></text:span><text:span text:style-name="T12">}</text:span></text:p>
      <text:p text:style-name="P24"><text:span text:style-name="T28">Ausprobieren unter: </text:span><text:a xlink:type="simple" xlink:href="https://www.w3schools.com/css/tryit.asp?filename=tryresponsive_image" text:style-name="Internet_20_link" text:visited-style-name="Visited_20_Internet_20_Link"><text:span text:style-name="T28">https://www.w3schools.com/css/tryit.asp?filename=tryresponsive_image</text:span></text:a></text:p>
      <text:h text:style-name="P16" text:outline-level="2">Background Images</text:h>
      <text:p text:style-name="P10">Background images können auch in der Grösse angepasst werden. Hierzu gibt es drei verschiedene Methoden: </text:p>
      <text:p text:style-name="P10"/>
      <text:p text:style-name="P14"><text:span text:style-name="T9">1. Wenn die Eigenschaft </text:span><text:span text:style-name="Source_20_Text"><text:span text:style-name="T15">background-size</text:span></text:span><text:span text:style-name="T9"> auf "contain" gesetzt ist, wird das Hintergrundbild entsprechend vergrössert bzw. verkleinert um den Platz zu füllen. <text:s/>Jedoch bleibt dabei das Verhältnis von Höhe und Breite erhalten. </text:span></text:p>
      <text:h text:style-name="P41" text:outline-level="3">Beispiel:</text:h>
      <text:p text:style-name="P24"><text:span text:style-name="T23">div </text:span><text:span text:style-name="T28">{<text:line-break/>    width:</text:span><text:span text:style-name="T3"> 100%</text:span><text:span text:style-name="T28">;<text:line-break/>    height:</text:span><text:span text:style-name="T3"> 400px</text:span><text:span text:style-name="T28">;<text:line-break/>    background-image:</text:span><text:span text:style-name="T3"> url('img_flowers.jpg')</text:span><text:span text:style-name="T28">;<text:line-break/>    background-repeat:</text:span><text:span text:style-name="T3"> no-repeat</text:span><text:span text:style-name="T28">;<text:line-break/>    background-size:</text:span><text:span text:style-name="T3"> contain</text:span><text:span text:style-name="T28">;<text:line-break/>    border:</text:span><text:span text:style-name="T3"> 1px solid red</text:span><text:span text:style-name="T28">;<text:line-break/>} </text:span></text:p>
      <text:p text:style-name="P24"><text:span text:style-name="T28">Ausprobieren unter: </text:span><text:a xlink:type="simple" xlink:href="https://www.w3schools.com/css/tryit.asp?filename=tryresponsive_image_background1" text:style-name="Internet_20_link" text:visited-style-name="Visited_20_Internet_20_Link"><text:span text:style-name="T28">https://www.w3schools.com/css/tryit.asp?filename=tryresponsive_image_background1</text:span></text:a></text:p>
      <text:p text:style-name="P25"><text:span text:style-name="T29">2. Wenn die Eigenschaft </text:span><text:span text:style-name="Source_20_Text"><text:span text:style-name="T31">background-size</text:span></text:span><text:span text:style-name="T29"> auf "100% 100%"gesetzt ist, wird das Hintergrundbild entsprechend vergrössert bzw. verkleinert.</text:span></text:p>
      <text:p text:style-name="P47">Beispiel:</text:p>
      <text:p text:style-name="P36"><text:soft-page-break/>div <text:span text:style-name="T1">{</text:span><text:span text:style-name="T4"><text:line-break/>    width</text:span><text:span text:style-name="T1">:</text:span><text:span text:style-name="T2"> 100%</text:span><text:span text:style-name="T1">;</text:span><text:span text:style-name="T4"><text:line-break/>    height</text:span><text:span text:style-name="T1">:</text:span><text:span text:style-name="T2"> 400px</text:span><text:span text:style-name="T1">;</text:span><text:span text:style-name="T4"><text:line-break/>    background-image</text:span><text:span text:style-name="T1">:</text:span><text:span text:style-name="T2"> url('img_flowers.jpg')</text:span><text:span text:style-name="T1">;</text:span><text:span text:style-name="T4"><text:line-break/>    background-size</text:span><text:span text:style-name="T1">:</text:span><text:span text:style-name="T2"> 100% 100%</text:span><text:span text:style-name="T1">;</text:span><text:span text:style-name="T4"><text:line-break/>    border</text:span><text:span text:style-name="T1">:</text:span><text:span text:style-name="T2"> 1px solid red</text:span><text:span text:style-name="T1">;</text:span><text:span text:style-name="T4"><text:line-break/></text:span><text:span text:style-name="T1">}</text:span></text:p>
      <text:p text:style-name="P24"><text:span text:style-name="T28">Ausprobieren unter: </text:span><text:a xlink:type="simple" xlink:href="https://www.w3schools.com/css/tryit.asp?filename=tryresponsive_image_background2" text:style-name="Internet_20_link" text:visited-style-name="Visited_20_Internet_20_Link"><text:span text:style-name="T28">https://www.w3schools.com/css/tryit.asp?filename=tryresponsive_image_background2</text:span></text:a></text:p>
      <text:p text:style-name="P25"><text:span text:style-name="T29">3. Wenn die Eigenschaft </text:span><text:span text:style-name="Source_20_Text"><text:span text:style-name="T31">background-size</text:span></text:span><text:span text:style-name="T29"> auf <text:s/>"cover"gesetzt ist, wird das Hintergrundbild entsprechend vergrössert bzw. verkleinert, füllt den Platz, erhält das Höhe Breite Verhältnis, aber beschnedet das Bild entsprechend. </text:span></text:p>
      <text:h text:style-name="P21" text:outline-level="3">Beispiel:</text:h>
      <text:p text:style-name="P27">div <text:span text:style-name="T1">{</text:span><text:span text:style-name="T4"><text:line-break/>    width</text:span><text:span text:style-name="T1">:</text:span><text:span text:style-name="T2"> 100%</text:span><text:span text:style-name="T1">;</text:span><text:span text:style-name="T4"><text:line-break/>    height</text:span><text:span text:style-name="T1">:</text:span><text:span text:style-name="T2"> 400px</text:span><text:span text:style-name="T1">;</text:span><text:span text:style-name="T4"><text:line-break/>    background-image</text:span><text:span text:style-name="T1">:</text:span><text:span text:style-name="T2"> url('img_flowers.jpg')</text:span><text:span text:style-name="T1">;</text:span><text:span text:style-name="T4"><text:line-break/>    background-size</text:span><text:span text:style-name="T1">:</text:span><text:span text:style-name="T2"> cover</text:span><text:span text:style-name="T1">;</text:span><text:span text:style-name="T4"><text:line-break/>    border</text:span><text:span text:style-name="T1">:</text:span><text:span text:style-name="T2"> 1px solid red</text:span><text:span text:style-name="T1">;</text:span><text:span text:style-name="T4"><text:line-break/></text:span><text:span text:style-name="T1">}</text:span></text:p>
      <text:p text:style-name="P24"><text:span text:style-name="T28">Ausprobieren unter: </text:span><text:a xlink:type="simple" xlink:href="https://www.w3schools.com/css/tryit.asp?filename=tryresponsive_image_background3" text:style-name="Internet_20_link" text:visited-style-name="Visited_20_Internet_20_Link"><text:span text:style-name="T28">https://www.w3schools.com/css/tryit.asp?filename=tryresponsive_image_background3</text:span></text:a></text:p>
      <text:h text:style-name="P16" text:outline-level="2">Unterschiedliche Images für unterschiedliche Devices</text:h>
      <text:p text:style-name="P10">Um das Laden zu verkürzen ist das Bild an das Device angepasst. Dazu verwendet man media Abfragen. </text:p>
      <text:h text:style-name="P21" text:outline-level="3">Beispiel</text:h>
      <text:p text:style-name="P27"><text:span text:style-name="T24">/* For width smaller than 400px: */</text:span><text:line-break/>body <text:span text:style-name="T1">{</text:span><text:span text:style-name="T4"><text:line-break/>    background-image</text:span><text:span text:style-name="T1">:</text:span><text:span text:style-name="T2"> url('img_smallflower.jpg')</text:span><text:span text:style-name="T1">;</text:span><text:span text:style-name="T4"> <text:line-break/></text:span><text:span text:style-name="T1">}</text:span><text:line-break/><text:line-break/><text:span text:style-name="T24">/* For width 400px and larger: */</text:span><text:line-break/>@media only screen and (min-width: 400px) <text:span text:style-name="T1">{</text:span><text:line-break/>    body <text:span text:style-name="T1">{</text:span><text:span text:style-name="T4"> <text:line-break/>        background-image</text:span><text:span text:style-name="T1">:</text:span><text:span text:style-name="T2"> url('img_flowers.jpg')</text:span><text:span text:style-name="T1">;</text:span><text:span text:style-name="T4"> <text:line-break/>    </text:span><text:span text:style-name="T1">}</text:span><text:line-break/><text:span text:style-name="T1">}</text:span></text:p>
      <text:p text:style-name="P24"><text:span text:style-name="T28">Ausprobieren unter: </text:span><text:a xlink:type="simple" xlink:href="https://www.w3schools.com/css/tryit.asp?filename=tryresponsive_image_mediaq" text:style-name="Internet_20_link" text:visited-style-name="Visited_20_Internet_20_Link"><text:span text:style-name="T28">https://www.w3schools.com/css/tryit.asp?filename=tryresponsive_image_mediaq</text:span></text:a></text:p>
      <text:p text:style-name="P24"><text:span text:style-name="T28">Wenn man  </text:span><text:span text:style-name="Source_20_Text"><text:span text:style-name="T30">min-device-width</text:span></text:span><text:span text:style-name="T28">, statt </text:span><text:span text:style-name="Source_20_Text"><text:span text:style-name="T30">min-width</text:span></text:span><text:span text:style-name="T28">, verwendet, wird Device Breite statt Browser Breite geprüft. Das Bild wird mit einer Resize des Browser Fensters nicht verändert. </text:span></text:p>
      <text:h text:style-name="P20" text:outline-level="3">Beispiel: </text:h>
      <text:p text:style-name="P36"><text:span text:style-name="T24">/* For devices smaller than 400px: */</text:span><text:line-break/>body <text:span text:style-name="T1">{</text:span><text:span text:style-name="T4"><text:line-break/>    background-image</text:span><text:span text:style-name="T1">:</text:span><text:span text:style-name="T2"> url('img_smallflower.jpg')</text:span><text:span text:style-name="T1">;</text:span><text:span text:style-name="T4"> <text:line-break/></text:span><text:span text:style-name="T1">}</text:span><text:line-break/><text:line-break/><text:span text:style-name="T24">/* For devices 400px and larger: */</text:span><text:line-break/>@media only screen and (min-device-width: 400px) <text:span text:style-name="T1">{</text:span><text:line-break/><text:soft-page-break/>    body <text:span text:style-name="T1">{</text:span><text:span text:style-name="T4"> <text:line-break/>        background-image</text:span><text:span text:style-name="T1">:</text:span><text:span text:style-name="T2"> url('img_flowers.jpg')</text:span><text:span text:style-name="T1">;</text:span><text:span text:style-name="T4"> <text:line-break/>    </text:span><text:span text:style-name="T1">}</text:span><text:line-break/><text:span text:style-name="T1">}</text:span></text:p>
      <text:p text:style-name="P24"><text:span text:style-name="T28">Ausprobieren unter: </text:span><text:a xlink:type="simple" xlink:href="https://www.w3schools.com/css/tryit.asp?filename=tryresponsive_image_mediaq2" text:style-name="Internet_20_link" text:visited-style-name="Visited_20_Internet_20_Link"><text:span text:style-name="T28">https://www.w3schools.com/css/tryit.asp?filename=tryresponsive_image_mediaq2</text:span></text:a></text:p>
      <text:h text:style-name="P16" text:outline-level="2">HTML5 &lt;picture&gt; Element</text:h>
      <text:p text:style-name="P14"><text:span text:style-name="T9">HTML5 führte das  </text:span><text:span text:style-name="Source_20_Text"><text:span text:style-name="T15">&lt;picture&gt;</text:span></text:span><text:span text:style-name="T9"> Element ein, welches das Definieren von mehreren Bildern ermöglicht. Ähnlich wie die <text:s/></text:span><text:span text:style-name="Source_20_Text"><text:span text:style-name="T15">&lt;video&gt;</text:span></text:span><text:span text:style-name="T9"> und </text:span><text:span text:style-name="Source_20_Text"><text:span text:style-name="T15">&lt;audio&gt;</text:span></text:span><text:span text:style-name="T9"> Elemente, gibt das </text:span><text:span text:style-name="Source_20_Text"><text:span text:style-name="T15">&lt;picture&gt;</text:span></text:span><text:span text:style-name="T9"> Element mehrere sources an, von denen das erste das den Bedingungen entspricht verwendet wird.</text:span></text:p>
      <text:h text:style-name="P20" text:outline-level="3">Beispiel:</text:h>
      <text:p text:style-name="P34"><text:span text:style-name="T21">&lt;</text:span><text:span text:style-name="T17">picture</text:span><text:span text:style-name="T21">&gt;</text:span><text:span text:style-name="T12"><text:line-break/>  </text:span><text:span text:style-name="T21">&lt;</text:span><text:span text:style-name="T17">source</text:span><text:span text:style-name="T19"> srcset</text:span><text:span text:style-name="T21">="img_smallflower.jpg"</text:span><text:span text:style-name="T19"> media</text:span><text:span text:style-name="T21">="(max-width: 400px)"&gt;</text:span><text:span text:style-name="T12"><text:line-break/>  </text:span><text:span text:style-name="T21">&lt;</text:span><text:span text:style-name="T17">source</text:span><text:span text:style-name="T19"> srcset</text:span><text:span text:style-name="T21">="img_flowers.jpg"&gt;</text:span><text:span text:style-name="T12"><text:line-break/>  </text:span><text:span text:style-name="T21">&lt;</text:span><text:span text:style-name="T17">img</text:span><text:span text:style-name="T19"> src</text:span><text:span text:style-name="T21">="img_flowers.jpg"</text:span><text:span text:style-name="T19"> alt</text:span><text:span text:style-name="T21">="Flowers"&gt;</text:span><text:span text:style-name="T12"><text:line-break/></text:span><text:span text:style-name="T21">&lt;</text:span><text:span text:style-name="T17">/picture</text:span><text:span text:style-name="T21">&gt;</text:span></text:p>
      <text:p text:style-name="P14"><text:span text:style-name="T9">Die <text:s/></text:span><text:span text:style-name="Source_20_Text"><text:span text:style-name="T15">srcset</text:span></text:span><text:span text:style-name="T9"> Eigenschaft wird gebraucht um die Image Sourcen anzugeben. </text:span></text:p>
      <text:p text:style-name="P14"><text:span text:style-name="Source_20_Text"><text:span text:style-name="T10">Die </text:span></text:span><text:span text:style-name="Source_20_Text">media</text:span><text:span text:style-name="T9"> Eigenschaft <text:s/>ist optional, und enthält die <text:s/>media Abfrage die in </text:span><text:a xlink:type="simple" xlink:href="https://www.w3schools.com/cssref/css3_pr_mediaquery.asp" text:style-name="Internet_20_link" text:visited-style-name="Visited_20_Internet_20_Link">CSS @media rule</text:a><text:span text:style-name="T11"> zu finden ist.</text:span></text:p>
      <text:p text:style-name="P14"><text:span text:style-name="T9">Man solte auch das </text:span><text:span text:style-name="Source_20_Text"><text:span text:style-name="T15">&lt;img&gt;</text:span></text:span><text:span text:style-name="T9"> Element für Browser, die </text:span><text:span text:style-name="Source_20_Text"><text:span text:style-name="T15">&lt;picture&gt;</text:span></text:span><text:span text:style-name="T9"> nicht unterstützen, definieren.</text:span></text:p>
      <text:p text:style-name="P24"><text:span text:style-name="T28">Ausprobieren unter: </text:span><text:a xlink:type="simple" xlink:href="https://www.w3schools.com/css/tryit.asp?filename=tryresponsive_image_picture" text:style-name="Internet_20_link" text:visited-style-name="Visited_20_Internet_20_Link"><text:span text:style-name="T28">https://www.w3schools.com/css/tryit.asp?filename=tryresponsive_image_picture</text:span></text:a></text:p>
      <text:h text:style-name="P16" text:outline-level="2">Die width Eigenschaft für Videos verwenden</text:h>
      <text:p text:style-name="P14"><text:span text:style-name="T9">Mit der </text:span><text:span text:style-name="Source_20_Text"><text:span text:style-name="T15">width</text:span></text:span><text:span text:style-name="T9"> Eigenschaft <text:s/>auf <text:s/>100%, ist das video responsive und wird hoch und runter scalliert – also vergrössert bzw verkleinert.</text:span></text:p>
      <text:h text:style-name="P20" text:outline-level="3">Beispiel:</text:h>
      <text:p text:style-name="P34"><text:span text:style-name="T17">video </text:span><text:span text:style-name="T12">{</text:span><text:span text:style-name="T19"><text:line-break/>    width</text:span><text:span text:style-name="T12">:</text:span><text:span text:style-name="T21"> 100%</text:span><text:span text:style-name="T12">;</text:span><text:span text:style-name="T19"><text:line-break/>    height</text:span><text:span text:style-name="T12">:</text:span><text:span text:style-name="T21"> auto</text:span><text:span text:style-name="T12">;</text:span><text:span text:style-name="T19"><text:line-break/></text:span><text:span text:style-name="T12">}</text:span></text:p>
      <text:p text:style-name="P14"><text:span text:style-name="T9">Ausprobieren unter </text:span><text:a xlink:type="simple" xlink:href="https://www.w3schools.com/css/tryit.asp?filename=tryresponsive_video2" text:style-name="Internet_20_link" text:visited-style-name="Visited_20_Internet_20_Link">https://www.w3schools.com/css/tryit.asp?filename=tryresponsive_video2</text:a></text:p>
      <text:p text:style-name="P15">Beachte: Eine Vergrösserung über die Orginalgrösse hinaus ist möglich. </text:p>
      <text:p text:style-name="P50">Die max-width Eigenschaft für Videos verwenden</text:p>
      <text:p text:style-name="P14"><text:span text:style-name="T9">Mit der </text:span><text:span text:style-name="Source_20_Text"><text:span text:style-name="T15">max-width</text:span></text:span><text:span text:style-name="T9"> Eigenschaft <text:s/>auf <text:s/>100%, ist das video responsive und wird hoch und runter scalliert – also vergrössert bzw verkleinert, aber nur bis zur Orginalgrösse. </text:span></text:p>
      <text:h text:style-name="P20" text:outline-level="3">Beispiel</text:h>
      <text:p text:style-name="P39">video <text:span text:style-name="T1">{</text:span><text:span text:style-name="T4"><text:line-break/>    max-width</text:span><text:span text:style-name="T1">:</text:span><text:span text:style-name="T2"> 100%</text:span><text:span text:style-name="T1">;</text:span><text:span text:style-name="T4"><text:line-break/>    height</text:span><text:span text:style-name="T1">:</text:span><text:span text:style-name="T2"> auto</text:span><text:span text:style-name="T1">;</text:span><text:span text:style-name="T4"><text:line-break/></text:span><text:span text:style-name="T1">}</text:span></text:p>
      <text:h text:style-name="P17" text:outline-level="2"><text:span text:style-name="T9">Ausprobieren unter: </text:span><text:a xlink:type="simple" xlink:href="https://www.w3schools.com/css/tryit.asp?filename=tryresponsive_video" text:style-name="Internet_20_link" text:visited-style-name="Visited_20_Internet_20_Link"><text:span text:style-name="T32">https://www.w3schools.com/css/tryit.asp?filename=tryresponsive_video</text:span></text:a></text:h>
      <text:p text:style-name="P46"/>
      <text:p text:style-name="P5"><text:line-break/><text:soft-page-break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9">Technikerschule Erlangen</text:p>
          </table:table-cell>
          <table:table-cell table:style-name="Tabelle5.A1" office:value-type="string">
            <text:p text:style-name="P30">Thema: <text:s/><text:span text:style-name="T5">Responsive Web Design - 5. Frameworks &amp; Templates</text:span></text:p>
          </table:table-cell>
          <table:table-cell table:style-name="Tabelle5.C1" office:value-type="string">
            <text:p text:style-name="P29">Datum:</text:p>
          </table:table-cell>
        </table:table-row>
        <table:table-row>
          <table:table-cell table:style-name="Tabelle5.A2" office:value-type="string">
            <text:p text:style-name="P29"/>
          </table:table-cell>
          <table:table-cell table:style-name="Tabelle5.A2" office:value-type="string">
            <text:p text:style-name="P29"/>
          </table:table-cell>
          <table:table-cell table:style-name="Tabelle5.C2" office:value-type="string">
            <text:p text:style-name="P29"/>
          </table:table-cell>
        </table:table-row>
      </table:table>
      <text:p text:style-name="P3"/>
      <text:p text:style-name="P10">Es existieren einige CSS Frameworks, die Resp onsive Design anbieten.</text:p>
      <text:h text:style-name="P16" text:outline-level="2">W3.CSS</text:h>
      <text:p text:style-name="P10">Dies ist ein responsive Style Sheet. </text:p>
      <text:p text:style-name="P7"><text:span text:style-name="T9">Demo:</text:span><text:span text:style-name="T10"> https://www.w3schools.com/css/tryit.asp?filename=tryresponsive_w3css</text:span></text:p>
      <text:p text:style-name="P34"><text:span text:style-name="T21">&lt;</text:span><text:span text:style-name="T17">!DOCTYPE</text:span><text:span text:style-name="T19"> html</text:span><text:span text:style-name="T21">&gt;</text:span><text:span text:style-name="T12"><text:line-break/></text:span><text:span text:style-name="T21">&lt;</text:span><text:span text:style-name="T17">html</text:span><text:span text:style-name="T21">&gt;</text:span><text:span text:style-name="T12"><text:line-break/></text:span><text:span text:style-name="T21">&lt;</text:span><text:span text:style-name="T17">meta</text:span><text:span text:style-name="T19"> name</text:span><text:span text:style-name="T21">="viewport"</text:span><text:span text:style-name="T19"> content</text:span><text:span text:style-name="T21">="width=device-width, initial-scale=1"&gt;</text:span><text:span text:style-name="T12"><text:line-break/></text:span><text:span text:style-name="T21">&lt;</text:span><text:span text:style-name="T17">link</text:span><text:span text:style-name="T19"> rel</text:span><text:span text:style-name="T21">="stylesheet"</text:span><text:span text:style-name="T19"> href</text:span><text:span text:style-name="T21">="https://www.w3schools.com/w3css/4/w3.css"&gt;</text:span><text:span text:style-name="T12"><text:line-break/></text:span><text:span text:style-name="T21">&lt;</text:span><text:span text:style-name="T17">body</text:span><text:span text:style-name="T21">&gt;</text:span><text:span text:style-name="T12"><text:line-break/><text:line-break/></text:span><text:span text:style-name="T21">&lt;</text:span><text:span text:style-name="T17">div</text:span><text:span text:style-name="T19"> class</text:span><text:span text:style-name="T21">="w3-container w3-green"&gt;</text:span><text:span text:style-name="T12"><text:line-break/>  </text:span><text:span text:style-name="T21">&lt;</text:span><text:span text:style-name="T17">h1</text:span><text:span text:style-name="T21">&gt;</text:span><text:span text:style-name="T12">W3Schools Demo</text:span><text:span text:style-name="T21">&lt;</text:span><text:span text:style-name="T17">/h1</text:span><text:span text:style-name="T21">&gt;</text:span><text:span text:style-name="T12"> <text:line-break/>  </text:span><text:span text:style-name="T21">&lt;</text:span><text:span text:style-name="T17">p</text:span><text:span text:style-name="T21">&gt;</text:span><text:span text:style-name="T12">Resize this responsive page!</text:span><text:span text:style-name="T21">&lt;</text:span><text:span text:style-name="T17">/p</text:span><text:span text:style-name="T21">&gt;</text:span><text:span text:style-name="T12"> <text:line-break/></text:span><text:span text:style-name="T21">&lt;</text:span><text:span text:style-name="T17">/div</text:span><text:span text:style-name="T21">&gt;</text:span><text:span text:style-name="T12"><text:line-break/><text:line-break/></text:span><text:span text:style-name="T21">&lt;</text:span><text:span text:style-name="T17">div</text:span><text:span text:style-name="T19"> class</text:span><text:span text:style-name="T21">="w3-row-padding"&gt;</text:span><text:span text:style-name="T12"><text:line-break/>  </text:span><text:span text:style-name="T21">&lt;</text:span><text:span text:style-name="T17">div</text:span><text:span text:style-name="T19"> class</text:span><text:span text:style-name="T21">="w3-third"&gt;</text:span><text:span text:style-name="T12"><text:line-break/>    </text:span><text:span text:style-name="T21">&lt;</text:span><text:span text:style-name="T17">h2</text:span><text:span text:style-name="T21">&gt;</text:span><text:span text:style-name="T12">London</text:span><text:span text:style-name="T21">&lt;</text:span><text:span text:style-name="T17">/h2</text:span><text:span text:style-name="T21">&gt;</text:span><text:span text:style-name="T12"><text:line-break/>    </text:span><text:span text:style-name="T21">&lt;</text:span><text:span text:style-name="T17">p</text:span><text:span text:style-name="T21">&gt;</text:span><text:span text:style-name="T12">London is the capital city of England.</text:span><text:span text:style-name="T21">&lt;</text:span><text:span text:style-name="T17">/p</text:span><text:span text:style-name="T21">&gt;</text:span><text:span text:style-name="T12"><text:line-break/>    </text:span><text:span text:style-name="T21">&lt;</text:span><text:span text:style-name="T17">p</text:span><text:span text:style-name="T21">&gt;</text:span><text:span text:style-name="T12">It is the most populous city in the United Kingdom,<text:line-break/>    with a metropolitan area of over 13 million inhabitants.</text:span><text:span text:style-name="T21">&lt;</text:span><text:span text:style-name="T17">/p</text:span><text:span text:style-name="T21">&gt;</text:span><text:span text:style-name="T12"><text:line-break/>  </text:span><text:span text:style-name="T21">&lt;</text:span><text:span text:style-name="T17">/div</text:span><text:span text:style-name="T21">&gt;</text:span><text:span text:style-name="T12"><text:line-break/><text:line-break/>  </text:span><text:span text:style-name="T21">&lt;</text:span><text:span text:style-name="T17">div</text:span><text:span text:style-name="T19"> class</text:span><text:span text:style-name="T21">="w3-third"&gt;</text:span><text:span text:style-name="T12"><text:line-break/>    </text:span><text:span text:style-name="T21">&lt;</text:span><text:span text:style-name="T17">h2</text:span><text:span text:style-name="T21">&gt;</text:span><text:span text:style-name="T12">Paris</text:span><text:span text:style-name="T21">&lt;</text:span><text:span text:style-name="T17">/h2</text:span><text:span text:style-name="T21">&gt;</text:span><text:span text:style-name="T12"><text:line-break/>    </text:span><text:span text:style-name="T21">&lt;</text:span><text:span text:style-name="T17">p</text:span><text:span text:style-name="T21">&gt;</text:span><text:span text:style-name="T12">Paris is the capital of France.</text:span><text:span text:style-name="T21">&lt;</text:span><text:span text:style-name="T17">/p</text:span><text:span text:style-name="T21">&gt;</text:span><text:span text:style-name="T12"> <text:line-break/>    </text:span><text:span text:style-name="T21">&lt;</text:span><text:span text:style-name="T17">p</text:span><text:span text:style-name="T21">&gt;</text:span><text:span text:style-name="T12">The Paris area is one of the largest population centers in Europe,<text:line-break/>    with more than 12 million inhabitants.</text:span><text:span text:style-name="T21">&lt;</text:span><text:span text:style-name="T17">/p</text:span><text:span text:style-name="T21">&gt;</text:span><text:span text:style-name="T12"><text:line-break/>  </text:span><text:span text:style-name="T21">&lt;</text:span><text:span text:style-name="T17">/div</text:span><text:span text:style-name="T21">&gt;</text:span><text:span text:style-name="T12"><text:line-break/><text:line-break/>  </text:span><text:span text:style-name="T21">&lt;</text:span><text:span text:style-name="T17">div</text:span><text:span text:style-name="T19"> class</text:span><text:span text:style-name="T21">="w3-third"&gt;</text:span><text:span text:style-name="T12"><text:line-break/>    </text:span><text:span text:style-name="T21">&lt;</text:span><text:span text:style-name="T17">h2</text:span><text:span text:style-name="T21">&gt;</text:span><text:span text:style-name="T12">Tokyo</text:span><text:span text:style-name="T21">&lt;</text:span><text:span text:style-name="T17">/h2</text:span><text:span text:style-name="T21">&gt;</text:span><text:span text:style-name="T12"><text:line-break/>    </text:span><text:span text:style-name="T21">&lt;</text:span><text:span text:style-name="T17">p</text:span><text:span text:style-name="T21">&gt;</text:span><text:span text:style-name="T12">Tokyo is the capital of Japan.</text:span><text:span text:style-name="T21">&lt;</text:span><text:span text:style-name="T17">/p</text:span><text:span text:style-name="T21">&gt;</text:span><text:span text:style-name="T12"><text:line-break/>    </text:span><text:span text:style-name="T21">&lt;</text:span><text:span text:style-name="T17">p</text:span><text:span text:style-name="T21">&gt;</text:span><text:span text:style-name="T12">It is the center of the Greater Tokyo Area,<text:line-break/>    and the most populous metropolitan area in the world.</text:span><text:span text:style-name="T21">&lt;</text:span><text:span text:style-name="T17">/p</text:span><text:span text:style-name="T21">&gt;</text:span><text:span text:style-name="T12"><text:line-break/>  </text:span><text:span text:style-name="T21">&lt;</text:span><text:span text:style-name="T17">/div</text:span><text:span text:style-name="T21">&gt;</text:span><text:span text:style-name="T12"><text:line-break/></text:span><text:span text:style-name="T21">&lt;</text:span><text:span text:style-name="T17">/div</text:span><text:span text:style-name="T21">&gt;</text:span><text:span text:style-name="T12"><text:line-break/><text:line-break/></text:span><text:span text:style-name="T21">&lt;</text:span><text:span text:style-name="T17">/body</text:span><text:span text:style-name="T21">&gt;</text:span><text:span text:style-name="T12"><text:line-break/></text:span><text:span text:style-name="T21">&lt;</text:span><text:span text:style-name="T17">/html</text:span><text:span text:style-name="T21">&gt;</text:span></text:p>
      <text:h text:style-name="P18" text:outline-level="2"><text:span text:style-name="T5">Mehr unter: </text:span><text:a xlink:type="simple" xlink:href="https://www.w3schools.com/w3css/default.asp" text:style-name="Internet_20_link" text:visited-style-name="Visited_20_Internet_20_Link">W3.CSS Tutorial</text:a><text:span text:style-name="T8"> </text:span></text:h>
      <text:h text:style-name="P16" text:outline-level="2">Bootstrap</text:h>
      <text:p text:style-name="P10">Another popular framework is Bootstrap, it uses HTML, CSS and jQuery to make responsive web pages.</text:p>
      <text:h text:style-name="P20" text:outline-level="3">Example</text:h>
      <text:p text:style-name="P37"><text:span text:style-name="T2">&lt;</text:span><text:span text:style-name="T22">!DOCTYPE</text:span><text:span text:style-name="T4"> html</text:span><text:span text:style-name="T2">&gt;</text:span><text:line-break/><text:span text:style-name="T2">&lt;</text:span><text:span text:style-name="T22">html</text:span><text:span text:style-name="T4"> lang</text:span><text:span text:style-name="T2">="en"&gt;</text:span><text:line-break/><text:soft-page-break/><text:span text:style-name="T2">&lt;</text:span><text:span text:style-name="T22">head</text:span><text:span text:style-name="T2">&gt;</text:span><text:line-break/><text:span text:style-name="T2">&lt;</text:span><text:span text:style-name="T22">title</text:span><text:span text:style-name="T2">&gt;</text:span>Bootstrap Example<text:span text:style-name="T2">&lt;</text:span><text:span text:style-name="T22">/title</text:span><text:span text:style-name="T2">&gt;</text:span><text:line-break/><text:span text:style-name="T2">&lt;</text:span><text:span text:style-name="T22">meta</text:span><text:span text:style-name="T4"> charset</text:span><text:span text:style-name="T2">="utf-8"&gt;</text:span><text:line-break/><text:span text:style-name="T2">&lt;</text:span><text:span text:style-name="T22">meta</text:span><text:span text:style-name="T4"> name</text:span><text:span text:style-name="T2">="viewport"</text:span><text:span text:style-name="T4"> content</text:span><text:span text:style-name="T2">="width=device-width, initial-scale=1"&gt;</text:span><text:line-break/><text:span text:style-name="T2">&lt;</text:span><text:span text:style-name="T22">link</text:span><text:span text:style-name="T4"> rel</text:span><text:span text:style-name="T2">="stylesheet"</text:span><text:span text:style-name="T4"> href</text:span><text:span text:style-name="T2">="https://maxcdn.bootstrapcdn.com/bootstrap/3.3.7/css/bootstrap.min.css"&gt;</text:span><text:line-break/><text:span text:style-name="T2">&lt;</text:span><text:span text:style-name="T22">script</text:span><text:span text:style-name="T4"> src</text:span><text:span text:style-name="T2">="https://ajax.googleapis.com/ajax/libs/jquery/3.2.0/jquery.min.js"&gt;&lt;</text:span><text:span text:style-name="T22">/script</text:span><text:span text:style-name="T2">&gt;</text:span><text:line-break/><text:span text:style-name="T2">&lt;</text:span><text:span text:style-name="T22">script</text:span><text:span text:style-name="T4"> src</text:span><text:span text:style-name="T2">="https://maxcdn.bootstrapcdn.com/bootstrap/3.3.7/js/bootstrap.min.js"&gt;&lt;</text:span><text:span text:style-name="T22">/script</text:span><text:span text:style-name="T2">&gt;</text:span><text:line-break/><text:span text:style-name="T2">&lt;</text:span><text:span text:style-name="T22">/head</text:span><text:span text:style-name="T2">&gt;</text:span><text:line-break/><text:span text:style-name="T2">&lt;</text:span><text:span text:style-name="T22">body</text:span><text:span text:style-name="T2">&gt;</text:span><text:line-break/><text:line-break/><text:span text:style-name="T2">&lt;</text:span><text:span text:style-name="T22">div</text:span><text:span text:style-name="T4"> class</text:span><text:span text:style-name="T2">="container"&gt;</text:span><text:line-break/>  <text:span text:style-name="T2">&lt;</text:span><text:span text:style-name="T22">div</text:span><text:span text:style-name="T4"> class</text:span><text:span text:style-name="T2">="jumbotron"&gt;</text:span><text:line-break/>    <text:span text:style-name="T2">&lt;</text:span><text:span text:style-name="T22">h1</text:span><text:span text:style-name="T2">&gt;</text:span>My First Bootstrap Page<text:span text:style-name="T2">&lt;</text:span><text:span text:style-name="T22">/h1</text:span><text:span text:style-name="T2">&gt;</text:span><text:line-break/>  <text:span text:style-name="T2">&lt;</text:span><text:span text:style-name="T22">/div</text:span><text:span text:style-name="T2">&gt;</text:span><text:line-break/>  <text:span text:style-name="T2">&lt;</text:span><text:span text:style-name="T22">div</text:span><text:span text:style-name="T4"> class</text:span><text:span text:style-name="T2">="row"&gt;</text:span><text:line-break/>    <text:span text:style-name="T2">&lt;</text:span><text:span text:style-name="T22">div</text:span><text:span text:style-name="T4"> class</text:span><text:span text:style-name="T2">="col-sm-4"&gt;</text:span><text:line-break/>      ...<text:line-break/>    <text:span text:style-name="T2">&lt;</text:span><text:span text:style-name="T22">/div</text:span><text:span text:style-name="T2">&gt;</text:span><text:line-break/>    <text:span text:style-name="T2">&lt;</text:span><text:span text:style-name="T22">div</text:span><text:span text:style-name="T4"> class</text:span><text:span text:style-name="T2">="col-sm-4"&gt;</text:span><text:line-break/>      ...<text:line-break/>    <text:span text:style-name="T2">&lt;</text:span><text:span text:style-name="T22">/div</text:span><text:span text:style-name="T2">&gt;</text:span><text:line-break/>    <text:span text:style-name="T2">&lt;</text:span><text:span text:style-name="T22">div</text:span><text:span text:style-name="T4"> class</text:span><text:span text:style-name="T2">="col-sm-4"&gt;</text:span><text:line-break/>    ...<text:line-break/>    <text:span text:style-name="T2">&lt;</text:span><text:span text:style-name="T22">/div</text:span><text:span text:style-name="T2">&gt;</text:span><text:line-break/>  <text:span text:style-name="T2">&lt;</text:span><text:span text:style-name="T22">/div</text:span><text:span text:style-name="T2">&gt;</text:span><text:line-break/><text:span text:style-name="T2">&lt;</text:span><text:span text:style-name="T22">/div</text:span><text:span text:style-name="T2">&gt;</text:span><text:line-break/><text:line-break/><text:span text:style-name="T2">&lt;</text:span><text:span text:style-name="T22">/body</text:span><text:span text:style-name="T2">&gt;</text:span><text:line-break/><text:span text:style-name="T2">&lt;</text:span><text:span text:style-name="T22">/html</text:span><text:span text:style-name="T2">&gt;</text:span></text:p>
      <text:p text:style-name="P52"/>
      <text:p text:style-name="P7"><text:span text:style-name="T11">Mehr unter: </text:span><text:a xlink:type="simple" xlink:href="https://www.w3schools.com/bootstrap/default.asp" text:style-name="Internet_20_link" text:visited-style-name="Visited_20_Internet_20_Link">Bootstrap Tutorial</text:a><text:span text:style-name="T9">.</text:span></text:p>
      <text:p text:style-name="P5"/>
      <text:h text:style-name="P6" text:outline-level="1">Templates</text:h>
      <text:p text:style-name="P4"/>
      <text:p text:style-name="P7"><text:span text:style-name="T9">Siehe für W3.CSS Templates: </text:span><text:a xlink:type="simple" xlink:href="https://www.w3schools.com/css/css_rwd_templates.asp" text:style-name="Internet_20_link" text:visited-style-name="Visited_20_Internet_20_Link">https://www.w3schools.com/css/css_rwd_templates.asp</text:a><text:span text:style-name="T9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6-12T20:38:18.48</meta:creation-date>
    <dc:date>2017-06-14T22:35:43.53</dc:date>
    <dc:creator>Yvonne Fitzgerald</dc:creator>
    <meta:editing-duration>PT4H34M13S</meta:editing-duration>
    <meta:editing-cycles>65</meta:editing-cycles>
    <meta:generator>OpenOffice/4.1.1$Win32 OpenOffice.org_project/411m6$Build-9775</meta:generator>
    <meta:document-statistic meta:table-count="5" meta:image-count="0" meta:object-count="0" meta:page-count="10" meta:paragraph-count="156" meta:word-count="1565" meta:character-count="13194"/>
  </office:meta>
</office:document-meta>
</file>